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83870965" calcext:value-type="float">
            <text:p>0.8387096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83870965" calcext:value-type="float">
            <text:p>0.8387096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9230769" calcext:value-type="float">
            <text:p>0.923076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9230769" calcext:value-type="float">
            <text:p>0.923076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7741935" calcext:value-type="float">
            <text:p>0.77419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5714287" calcext:value-type="float">
            <text:p>0.8571428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962963" calcext:value-type="float">
            <text:p>0.96296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666667" calcext:value-type="float">
            <text:p>0.86666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3870965" calcext:value-type="float">
            <text:p>0.838709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666667" calcext:value-type="float">
            <text:p>0.866666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9230769" calcext:value-type="float">
            <text:p>0.923076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82758623" calcext:value-type="float">
            <text:p>0.827586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962963" calcext:value-type="float">
            <text:p>0.96296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8888889" calcext:value-type="float">
            <text:p>0.88888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9230769" calcext:value-type="float">
            <text:p>0.923076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965517" calcext:value-type="float">
            <text:p>0.89655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9230769" calcext:value-type="float">
            <text:p>0.92307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9230769" calcext:value-type="float">
            <text:p>0.923076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formula="of:=SLOPE([.B1:.B66];[.A1:.A66])" office:value-type="float" office:value="0.946565114660021" calcext:value-type="float">
            <text:p>0.9465651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formula="of:=INTERCEPT([.B1:.B66];[.A1:.A66])" office:value-type="float" office:value="1.92837888152069" calcext:value-type="float">
            <text:p>1.9283788815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0.85714287" calcext:value-type="float">
            <text:p>0.85714287</text:p>
          </table:table-cell>
          <table:table-cell table:formula="of:=[.B$68]*[.A73]+[.B$69]" office:value-type="float" office:value="2.73972042054226" calcext:value-type="float">
            <text:p>2.73972042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.9230769" calcext:value-type="float">
            <text:p>0.9230769</text:p>
          </table:table-cell>
          <table:table-cell table:formula="of:=[.B$68]*[.A74]+[.B$69]" office:value-type="float" office:value="2.80213127320921" calcext:value-type="float">
            <text:p>2.802131273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68]*[.A75]+[.B$69]" office:value-type="float" office:value="2.87494399618071" calcext:value-type="float">
            <text:p>2.874943996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2" table:number-matrix-rows-spanned="3" table:formula="of:=LINEST([.B1:.B66];[.A1:.A66];1;1)" office:value-type="float" office:value="0.946565114660021" calcext:value-type="float">
            <text:p>0.9465651147</text:p>
          </table:table-cell>
          <table:table-cell office:value-type="float" office:value="1.92837888152069" calcext:value-type="float">
            <text:p>1.9283788815</text:p>
          </table:table-cell>
          <table:table-cell office:value-type="string" calcext:value-type="string">
            <text:p>intercep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68]*[.A76]+[.B$69]" office:value-type="float" office:value="1.92837888152069" calcext:value-type="float">
            <text:p>1.92837888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d m</text:p>
          </table:table-cell>
          <table:table-cell office:value-type="float" office:value="0.246351036484688" calcext:value-type="float">
            <text:p>0.2463510365</text:p>
          </table:table-cell>
          <table:table-cell office:value-type="float" office:value="0.174253436290233" calcext:value-type="float">
            <text:p>0.1742534363</text:p>
          </table:table-cell>
          <table:table-cell office:value-type="string" calcext:value-type="string">
            <text:p>std 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68]*[.A77]+[.B$69]" office:value-type="float" office:value="1.92837888152069" calcext:value-type="float">
            <text:p>1.928378881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sq</text:p>
          </table:table-cell>
          <table:table-cell office:value-type="float" office:value="0.187441890790416" calcext:value-type="float">
            <text:p>0.1874418908</text:p>
          </table:table-cell>
          <table:table-cell office:value-type="float" office:value="0.875437053603899" calcext:value-type="float">
            <text:p>0.8754370536</text:p>
          </table:table-cell>
          <table:table-cell office:value-type="string" calcext:value-type="string">
            <text:p>std y</text:p>
          </table:table-cell>
        </table:table-row>
        <table:table-row table:style-name="ro1">
          <table:table-cell office:value-type="float" office:value="0.9285714" calcext:value-type="float">
            <text:p>0.9285714</text:p>
          </table:table-cell>
          <table:table-cell table:formula="of:=[.B$68]*[.A78]+[.B$69]" office:value-type="float" office:value="2.80733217523171" calcext:value-type="float">
            <text:p>2.807332175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.9285714" calcext:value-type="float">
            <text:p>0.9285714</text:p>
          </table:table-cell>
          <table:table-cell table:formula="of:=[.B$68]*[.A79]+[.B$69]" office:value-type="float" office:value="2.80733217523171" calcext:value-type="float">
            <text:p>2.807332175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68]*[.A80]+[.B$69]" office:value-type="float" office:value="1.92837888152069" calcext:value-type="float">
            <text:p>1.928378881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.85714287" calcext:value-type="float">
            <text:p>0.85714287</text:p>
          </table:table-cell>
          <table:table-cell table:formula="of:=[.B$68]*[.A81]+[.B$69]" office:value-type="float" office:value="2.73972042054226" calcext:value-type="float">
            <text:p>2.73972042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68]*[.A82]+[.B$69]" office:value-type="float" office:value="2.87494399618071" calcext:value-type="float">
            <text:p>2.874943996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7:13:47.975056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6:19:05.780346389</meta:creation-date>
    <dc:date>2017-07-31T19:10:01.550191568</dc:date>
    <meta:editing-duration>PT21M26S</meta:editing-duration>
    <meta:editing-cycles>2</meta:editing-cycles>
    <meta:generator>LibreOffice/5.1.6.2$Linux_X86_64 LibreOffice_project/10m0$Build-2</meta:generator>
    <meta:document-statistic meta:table-count="1" meta:cell-count="178" meta:object-count="0"/>
  </office:meta>
</office:document-meta>
</file>